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968a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6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cy Turkish Tomato Salad</text:p>
      <text:p text:style-name="Standard"/>
      <text:p text:style-name="Standard">2 luscious, red ripe tomatoes, cut into 1/4-inch dice, with their juices</text:p>
      <text:p text:style-name="Standard">1/2 small sweet onion, cut into fine dice (about 1/4 cup)</text:p>
      <text:p text:style-name="P1">1 to 2 hot green peppers, such as horn peppers or <text:span text:style-name="T2">jalapeños</text:span>, seeded </text:p>
      <text:p text:style-name="P1"><text:tab/>and cut into fine dice (for a hotter salad, leave seeds in)</text:p>
      <text:p text:style-name="Standard">1/4 cup finely chopped fresh <text:span text:style-name="T2">flat-leaf</text:span> parsley</text:p>
      <text:p text:style-name="P1">1 tablespoon Aleppo pepper, 1 tablespoon Turkish pepper paste, or </text:p>
      <text:p text:style-name="P1"><text:tab/>1 to 2 teaspoons hot red pepper flakes</text:p>
      <text:p text:style-name="Standard">2 tablespoons olive oil</text:p>
      <text:p text:style-name="Standard">1 tablespoon fresh lemon juice</text:p>
      <text:p text:style-name="Standard"/>
      <text:p text:style-name="Standard">Coarse salt and freshly ground black pepper</text:p>
      <text:p text:style-name="Standard"/>
      <text:p text:style-name="Standard">Place the tomatoes, onion, hot peppers, parsley, Aleppo pepper, oil, and lemon juice in a nonreactive mixing bowl. Toss to mix, then season the tomato salad with salt and black pepper to taste.</text:p>
      <text:p text:style-name="Standard"/>
      <text:p text:style-name="Standard">Red pepper paste -- biber salcasi -- is a spicy red condiment made with dried Turkish red peppers and salt. Aleppo peppers are rust-colored hot pepper flakes that are simultaneously milder and more flavorful that North American hot pepper flakes. They have a metallic, almost lemony tartness. Look for both at a Turkish of Near Eastern mark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09:12:38.242482629</meta:creation-date>
    <dc:date>2014-07-28T09:13:52.618251565</dc:date>
    <meta:editing-duration>P0D</meta:editing-duration>
    <meta:editing-cycles>1</meta:editing-cycles>
    <meta:document-statistic meta:table-count="0" meta:image-count="0" meta:object-count="0" meta:page-count="1" meta:paragraph-count="13" meta:word-count="183" meta:character-count="1066" meta:non-whitespace-character-count="892"/>
    <meta:generator>LibreOffice/4.1.3.2$Linux_X86_64 LibreOffice_project/410m0$Build-2</meta:generator>
  </office:meta>
</office:document-meta>
</file>